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1. <text:span text:style-name="Strong_20_Emphasis">Best Software Development Technique for Systems with API Calls, Cron Jobs, Data Exports/Imports</text:span></text:h>
      <text:p text:style-name="Text_20_body">For systems that integrate third-party APIs, scheduled tasks (cron jobs), and large-scale data operations, <text:span text:style-name="Strong_20_Emphasis">Microservices Architecture</text:span> is a suitable choice. Other approaches include:</text:p>
      <text:list text:style-name="L1">
        <text:list-item>
          <text:p text:style-name="P3"><text:span text:style-name="Strong_20_Emphasis">Event-Driven Architecture:</text:span> Enables asynchronous processing, especially helpful for API interactions. </text:p>
        </text:list-item>
        <text:list-item>
          <text:p text:style-name="P3"><text:span text:style-name="Strong_20_Emphasis">Serverless Computing:</text:span> Helps manage scheduled tasks efficiently. </text:p>
        </text:list-item>
        <text:list-item>
          <text:p text:style-name="P2"><text:span text:style-name="Strong_20_Emphasis">Layered Architecture:</text:span> Works well for managing API calls separately in different layers. </text:p>
        </text:list-item>
      </text:list>
      <text:h text:style-name="Heading_20_3" text:outline-level="3">2. <text:span text:style-name="Strong_20_Emphasis">Test Automation in the Software Life Cycle (With Diagram)</text:span></text:h>
      <text:p text:style-name="Text_20_body">Test automation is implemented throughout the <text:span text:style-name="Strong_20_Emphasis">Software Development Life Cycle (SDLC)</text:span>. It mainly fits into:</text:p>
      <text:list text:style-name="L2">
        <text:list-item>
          <text:p text:style-name="P5"><text:span text:style-name="Strong_20_Emphasis">Requirement Phase:</text:span> Automated validation of specs. </text:p>
        </text:list-item>
        <text:list-item>
          <text:p text:style-name="P5"><text:span text:style-name="Strong_20_Emphasis">Development Phase:</text:span> Unit testing via automated scripts. </text:p>
        </text:list-item>
        <text:list-item>
          <text:p text:style-name="P5"><text:span text:style-name="Strong_20_Emphasis">Testing Phase:</text:span> Automated regression, integration tests. </text:p>
        </text:list-item>
        <text:list-item>
          <text:p text:style-name="P4"><text:span text:style-name="Strong_20_Emphasis">Deployment &amp; Maintenance:</text:span> Continuous monitoring and validation. </text:p>
        </text:list-item>
      </text:list>
      <text:p text:style-name="Text_20_body">Here's a basic diagram representation:</text:p>
      <text:p text:style-name="Preformatted_20_Text"><text:span text:style-name="Source_20_Text"><text:s text:c="10"/>Requirements <text:s/>---&gt; <text:s/>Development <text:s/>---&gt; <text:s/>Testing <text:s/>---&gt; <text:s/>Deployment <text:s/>---&gt; <text:s/>Maintenance</text:span></text:p>
      <text:p text:style-name="Preformatted_20_Text"><text:span text:style-name="Source_20_Text"><text:s text:c="26"/>| <text:s text:c="16"/>| <text:s text:c="11"/>| <text:s text:c="13"/>| <text:s text:c="16"/>|</text:span></text:p>
      <text:p text:style-name="P1"><text:span text:style-name="Source_20_Text"><text:s text:c="25"/>(Automated Spec) <text:s text:c="2"/>(Unit Tests) (Regression) <text:s/>(Monitoring) <text:s text:c="3"/>(Continuous Testing)</text:span></text:p>
      <text:h text:style-name="Heading_20_3" text:outline-level="3">3. <text:span text:style-name="Strong_20_Emphasis">Can We Skip Manual Testing? Why?</text:span></text:h>
      <text:p text:style-name="Text_20_body">Skipping manual testing entirely is risky because:</text:p>
      <text:list text:style-name="L3">
        <text:list-item>
          <text:p text:style-name="P7"><text:span text:style-name="Strong_20_Emphasis">Exploratory Testing</text:span>: Some defects can only be caught with human intuition. </text:p>
        </text:list-item>
        <text:list-item>
          <text:p text:style-name="P7"><text:span text:style-name="Strong_20_Emphasis">Usability Testing</text:span>: Automation can't judge UI/UX properly. </text:p>
        </text:list-item>
        <text:list-item>
          <text:p text:style-name="P6"><text:span text:style-name="Strong_20_Emphasis">Real-World Scenarios</text:span>: Manual testing helps simulate complex human behaviors. </text:p>
        </text:list-item>
      </text:list>
      <text:p text:style-name="Text_20_body">However, automation can <text:span text:style-name="Strong_20_Emphasis">reduce</text:span> manual testing efforts significantly.</text:p>
      <text:h text:style-name="Heading_20_3" text:outline-level="3">4. <text:span text:style-name="Strong_20_Emphasis">Types of Selectors (Locators)</text:span></text:h>
      <text:p text:style-name="Text_20_body">Locators help identify web elements in automation tools like Selenium:</text:p>
      <text:list text:style-name="L4">
        <text:list-item>
          <text:p text:style-name="P9"><text:span text:style-name="Strong_20_Emphasis">ID</text:span> </text:p>
        </text:list-item>
        <text:list-item>
          <text:p text:style-name="P9"><text:span text:style-name="Strong_20_Emphasis">Class Name</text:span> </text:p>
        </text:list-item>
        <text:list-item>
          <text:p text:style-name="P9"><text:span text:style-name="Strong_20_Emphasis">Tag Name</text:span> </text:p>
        </text:list-item>
        <text:list-item>
          <text:p text:style-name="P9"><text:span text:style-name="Strong_20_Emphasis">Name</text:span> </text:p>
        </text:list-item>
        <text:list-item>
          <text:p text:style-name="P9"><text:span text:style-name="Strong_20_Emphasis">CSS Selector</text:span> </text:p>
        </text:list-item>
        <text:list-item>
          <text:p text:style-name="P9"><text:span text:style-name="Strong_20_Emphasis">XPath</text:span> </text:p>
        </text:list-item>
        <text:list-item>
          <text:p text:style-name="P9"><text:span text:style-name="Strong_20_Emphasis">Link Text</text:span> </text:p>
        </text:list-item>
        <text:list-item>
          <text:p text:style-name="P8"><text:span text:style-name="Strong_20_Emphasis">Partial Link Text</text:span> </text:p>
        </text:list-item>
      </text:list>
      <text:h text:style-name="Heading_20_3" text:outline-level="3"><text:soft-page-break/>5. <text:span text:style-name="Strong_20_Emphasis">Modular Framework</text:span></text:h>
      <text:p text:style-name="Text_20_body">A <text:span text:style-name="Strong_20_Emphasis">Modular Test Framework</text:span> structures automation scripts into <text:span text:style-name="Strong_20_Emphasis">independent modules</text:span>. Each module represents a part of the application. The advantage is <text:span text:style-name="Strong_20_Emphasis">reuse and maintainability</text:span>.</text:p>
      <text:h text:style-name="Heading_20_3" text:outline-level="3">6. <text:span text:style-name="Strong_20_Emphasis">Open-Source Tools</text:span></text:h>
      <text:p text:style-name="Text_20_body">Open-source tools are freely available for testing and development. Some examples include:</text:p>
      <text:list text:style-name="L5">
        <text:list-item>
          <text:p text:style-name="P11"><text:span text:style-name="Strong_20_Emphasis">Selenium</text:span> (Automation Testing) </text:p>
        </text:list-item>
        <text:list-item>
          <text:p text:style-name="P11"><text:span text:style-name="Strong_20_Emphasis">JMeter</text:span> (Performance Testing) </text:p>
        </text:list-item>
        <text:list-item>
          <text:p text:style-name="P11"><text:span text:style-name="Strong_20_Emphasis">TestNG/JUnit</text:span> (Unit Testing) </text:p>
        </text:list-item>
        <text:list-item>
          <text:p text:style-name="P11"><text:span text:style-name="Strong_20_Emphasis">Appium</text:span> (Mobile Automation) </text:p>
        </text:list-item>
        <text:list-item>
          <text:p text:style-name="P10"><text:span text:style-name="Strong_20_Emphasis">Postman</text:span> (API Testing) </text:p>
        </text:list-item>
      </text:list>
      <text:h text:style-name="Heading_20_3" text:outline-level="3">7. <text:span text:style-name="Strong_20_Emphasis">Hybrid Framework</text:span></text:h>
      <text:p text:style-name="Text_20_body">A <text:span text:style-name="Strong_20_Emphasis">Hybrid Testing Framework</text:span> combines multiple approaches like:</text:p>
      <text:list text:style-name="L6">
        <text:list-item>
          <text:p text:style-name="P13"><text:span text:style-name="Strong_20_Emphasis">Keyword-Driven Testing</text:span> </text:p>
        </text:list-item>
        <text:list-item>
          <text:p text:style-name="P13"><text:span text:style-name="Strong_20_Emphasis">Data-Driven Testing</text:span> </text:p>
        </text:list-item>
        <text:list-item>
          <text:p text:style-name="P12"><text:span text:style-name="Strong_20_Emphasis">Modular Testing</text:span> </text:p>
        </text:list-item>
      </text:list>
      <text:p text:style-name="Text_20_body">This results in flexibility and efficiency in automation.</text:p>
      <text:h text:style-name="Heading_20_3" text:outline-level="3">8. <text:span text:style-name="Strong_20_Emphasis">Record &amp; Replay Tools</text:span></text:h>
      <text:p text:style-name="Text_20_body">A popular <text:span text:style-name="Strong_20_Emphasis">Record and Replay</text:span> tool is <text:span text:style-name="Strong_20_Emphasis">Selenium IDE</text:span>. It records user interactions and replays them.</text:p>
      <text:h text:style-name="Heading_20_3" text:outline-level="3">9. <text:span text:style-name="Strong_20_Emphasis">BDD vs Cucumber</text:span></text:h>
      <text:list text:style-name="L7">
        <text:list-item>
          <text:p text:style-name="P15"><text:span text:style-name="Strong_20_Emphasis">BDD (Behavior-Driven Development)</text:span> is a practice that encourages collaboration between developers, testers, and business teams. </text:p>
        </text:list-item>
        <text:list-item>
          <text:p text:style-name="P14"><text:span text:style-name="Strong_20_Emphasis">Cucumber</text:span> is a <text:span text:style-name="Strong_20_Emphasis">tool</text:span> that supports BDD. It helps automate test scenarios written in natural language. </text:p>
        </text:list-item>
      </text:list>
      <text:h text:style-name="Heading_20_3" text:outline-level="3">10. <text:span text:style-name="Strong_20_Emphasis">Replacing Manual Regression with Automation</text:span></text:h>
      <text:p text:style-name="Text_20_body">Yes, automation can replace manual regression testing by:</text:p>
      <text:list text:style-name="L8">
        <text:list-item>
          <text:p text:style-name="P17"><text:span text:style-name="Strong_20_Emphasis">Running repetitive test cases</text:span> </text:p>
        </text:list-item>
        <text:list-item>
          <text:p text:style-name="P17"><text:span text:style-name="Strong_20_Emphasis">Executing tests faster</text:span> </text:p>
        </text:list-item>
        <text:list-item>
          <text:p text:style-name="P16"><text:span text:style-name="Strong_20_Emphasis">Reducing human errors</text:span> However, manual testing is still required for <text:span text:style-name="Strong_20_Emphasis">new features &amp; edge cases</text:span>. </text:p>
        </text:list-item>
      </text:list>
      <text:h text:style-name="Heading_20_3" text:outline-level="3">11. <text:span text:style-name="Strong_20_Emphasis">How Many ‘A’s Test Script Has?</text:span></text:h>
      <text:p text:style-name="Text_20_body">Test scripts typically follow <text:span text:style-name="Strong_20_Emphasis">AAA Pattern</text:span>:</text:p>
      <text:list text:style-name="L9">
        <text:list-item>
          <text:p text:style-name="P19"><text:span text:style-name="Strong_20_Emphasis">Arrange:</text:span> Setting up preconditions. </text:p>
        </text:list-item>
        <text:list-item>
          <text:p text:style-name="P19"><text:span text:style-name="Strong_20_Emphasis">Act:</text:span> Executing the action. </text:p>
        </text:list-item>
        <text:list-item>
          <text:p text:style-name="P18"><text:span text:style-name="Strong_20_Emphasis">Assert:</text:span> Validating the outcome. </text:p>
        </text:list-item>
      </text:list>
      <text:p text:style-name="Text_20_body">This structure ensures clean and readable test scripts.</text:p>
      <text:p text:style-name="Text_20_body"><text:soft-page-break/>Hope this helps! Let me know if you need a deeper dive into any topic. 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22:23:10.044000000</meta:creation-date>
    <dc:date>2025-05-12T22:23:32.270000000</dc:date>
    <meta:editing-duration>PT26S</meta:editing-duration>
    <meta:editing-cycles>1</meta:editing-cycles>
    <meta:document-statistic meta:table-count="0" meta:image-count="0" meta:object-count="0" meta:page-count="3" meta:paragraph-count="63" meta:word-count="483" meta:character-count="3379" meta:non-whitespace-character-count="2832"/>
    <meta:generator>LibreOffice/24.2.2.2$Windows_X86_64 LibreOffice_project/d56cc158d8a96260b836f100ef4b4ef25d6f1a01</meta:generator>
  </office:meta>
</office:document-meta>
</file>